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" svg:font-family="'Courier New'" style:font-family-generic="modern"/>
    <style:font-face style:name="Arial1" svg:font-family="Arial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ad7f5d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ae0bb1" style:font-size-asian="10.5pt" style:font-size-complex="10.5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e4eb0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size="11pt" officeooo:paragraph-rsid="01b63ad1" style:font-size-asian="11pt" style:font-size-complex="11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nl" fo:country="NL" officeooo:paragraph-rsid="01b63ad1" style:language-asian="nl" style:country-asian="NL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Ubuntu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Ubuntu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Ubuntu" fo:font-size="12pt" style:font-size-asian="12pt" style:font-size-complex="12pt"/>
    </style:style>
    <style:style style:name="P30" style:family="paragraph" style:parent-style-name="Standard">
      <style:paragraph-properties style:snap-to-layout-grid="false"/>
      <style:text-properties style:font-name="Ubuntu" fo:font-size="12pt" officeooo:paragraph-rsid="01b374ec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Ubuntu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snap-to-layout-grid="false"/>
      <style:text-properties style:font-name="Ubuntu" fo:font-size="12pt" fo:language="nl" fo:country="NL" officeooo:paragraph-rsid="00a7a2ad" style:font-size-asian="12pt" style:font-size-complex="12pt"/>
    </style:style>
    <style:style style:name="P33" style:family="paragraph" style:parent-style-name="Standard">
      <style:paragraph-properties style:snap-to-layout-grid="false"/>
      <style:text-properties style:font-name="Ubuntu" fo:font-size="12pt" fo:language="nl" fo:country="NL" officeooo:paragraph-rsid="00172dcf" style:font-size-asian="12pt" style:font-size-complex="12pt"/>
    </style:style>
    <style:style style:name="P34" style:family="paragraph" style:parent-style-name="Standard">
      <style:paragraph-properties style:snap-to-layout-grid="false"/>
      <style:text-properties style:font-name="Ubuntu" fo:font-size="12pt" fo:language="nl" fo:country="NL" officeooo:paragraph-rsid="01b374ec" style:font-size-asian="12pt" style:font-size-complex="12pt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Ubuntu" fo:font-size="12pt" fo:language="nl" fo:country="NL" officeooo:paragraph-rsid="01b374ec" style:font-size-asian="12pt" style:font-size-complex="12pt"/>
    </style:style>
    <style:style style:name="P36" style:family="paragraph" style:parent-style-name="Standard">
      <style:paragraph-properties style:snap-to-layout-grid="false"/>
      <style:text-properties style:font-name="Ubuntu" fo:font-size="12pt" fo:font-weight="bold" officeooo:paragraph-rsid="01b374ec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Ubuntu" fo:font-size="6pt" style:font-size-asian="5.25pt" style:font-size-complex="6pt"/>
    </style:style>
    <style:style style:name="P38" style:family="paragraph" style:parent-style-name="Standard">
      <style:text-properties officeooo:paragraph-rsid="0103e699"/>
    </style:style>
    <style:style style:name="P39" style:family="paragraph" style:parent-style-name="Standard">
      <style:text-properties officeooo:paragraph-rsid="01b63ad1"/>
    </style:style>
    <style:style style:name="P40" style:family="paragraph" style:parent-style-name="Standard">
      <style:text-properties officeooo:paragraph-rsid="01bc32b8"/>
    </style:style>
    <style:style style:name="P41" style:family="paragraph" style:parent-style-name="Standard">
      <style:text-properties officeooo:paragraph-rsid="01be4eb0"/>
    </style:style>
    <style:style style:name="P42" style:family="paragraph" style:parent-style-name="Standard">
      <style:text-properties officeooo:paragraph-rsid="01c0339d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" fo:font-size="12pt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06719c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170d3c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paragraph-rsid="01b1d963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170d3c" officeooo:paragraph-rsid="01170d3c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33a783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3b0886" officeooo:paragraph-rsid="013f2347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118594f" officeooo:paragraph-rsid="013f2347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" fo:font-size="12pt" officeooo:rsid="013dab0d" officeooo:paragraph-rsid="013dab0d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0a0666e" officeooo:paragraph-rsid="013f2347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" fo:font-size="12pt" officeooo:rsid="0094786a" officeooo:paragraph-rsid="013f2347" style:font-size-asian="12pt" style:font-size-complex="12pt"/>
    </style:style>
    <style:style style:name="P55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5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weight="bold" officeooo:paragraph-rsid="00ec6511" style:font-weight-asian="bold" style:font-weight-complex="bold"/>
    </style:style>
    <style:style style:name="P5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75b6b8" style:font-size-asian="10.5pt" style:font-size-complex="10.5pt"/>
    </style:style>
    <style:style style:name="P5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0f5ba74"/>
    </style:style>
    <style:style style:name="P60" style:family="paragraph" style:parent-style-name="Standard" style:list-style-name="L1">
      <style:text-properties officeooo:paragraph-rsid="0103e699"/>
    </style:style>
    <style:style style:name="P61" style:family="paragraph" style:parent-style-name="Standard" style:list-style-name="L2">
      <style:text-properties officeooo:paragraph-rsid="006ea368"/>
    </style:style>
    <style:style style:name="P62" style:family="paragraph" style:parent-style-name="Standard" style:list-style-name="L2">
      <style:text-properties officeooo:paragraph-rsid="01d1c20a"/>
    </style:style>
    <style:style style:name="P63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64" style:family="paragraph" style:parent-style-name="Standard" style:list-style-name="L1">
      <style:paragraph-properties fo:break-before="page"/>
      <style:text-properties officeooo:paragraph-rsid="00fe7fca"/>
    </style:style>
    <style:style style:name="P65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23c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e2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88be03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text-line-through-style="none" style:text-line-through-type="none" style:font-name="Arial1" fo:font-size="12pt" fo:language="nl" fo:country="NL" fo:font-style="normal" style:text-underline-style="none" fo:font-weight="normal" officeooo:rsid="0046a787" fo:background-color="transparent" loext:char-shading-value="0" style:font-name-asian="Arial1" style:font-size-asian="12pt" style:language-asian="nl" style:country-asian="NL" style:font-style-asian="normal" style:font-weight-asian="normal" style:font-name-complex="Arial1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text-line-through-style="none" style:text-line-through-type="none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text-line-through-style="none" style:text-line-through-type="none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style:text-line-through-style="none" style:text-line-through-type="none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style:text-line-through-style="none" style:text-line-through-type="none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text-line-through-style="none" style:text-line-through-type="none" fo:language="nl" fo:country="NL" style:text-underline-style="none" fo:font-weight="normal" officeooo:rsid="00e2d52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3" style:family="text">
      <style:text-properties fo:color="#000000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style:text-line-through-style="none" style:text-line-through-type="none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style:text-line-through-style="none" style:text-line-through-type="none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style:text-line-through-style="none" style:text-line-through-type="none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style:text-line-through-style="none" style:text-line-through-type="none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1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style:font-name="Ubuntu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style:font-name="Ubuntu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style:font-name="Ubuntu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Ubuntu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style:font-name="Ubuntu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style:font-name="Ubuntu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font-name="Ubuntu" fo:font-size="12pt" fo:language="nl" fo:country="NL" fo:font-style="normal" fo:font-weight="normal" officeooo:rsid="0019502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font-name="Ubuntu" fo:font-size="12pt" fo:language="nl" fo:country="NL" fo:font-style="normal" fo:font-weight="normal" officeooo:rsid="008e7d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font-name="Ubuntu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font-name="Ubuntu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font-name="Ubuntu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font-name="Ubuntu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font-name="Ubuntu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font-name="Ubuntu" fo:font-size="12pt" fo:language="nl" fo:country="NL" fo:font-style="normal" fo:font-weight="normal" officeooo:rsid="015a4f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font-name="Ubuntu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font-name="Ubuntu"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0" style:family="text">
      <style:text-properties fo:color="#000000" fo:language="nl" fo:country="NL" fo:font-style="italic" fo:font-weight="normal" officeooo:rsid="01cd201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1" style:family="text">
      <style:text-properties officeooo:rsid="014eeaf0"/>
    </style:style>
    <style:style style:name="T112" style:family="text">
      <style:text-properties officeooo:rsid="014ea810"/>
    </style:style>
    <style:style style:name="T113" style:family="text">
      <style:text-properties style:font-name="Ubuntu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14" style:family="text">
      <style:text-properties style:font-name="Ubuntu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style:font-name="Ubuntu" fo:font-size="12pt" fo:font-weight="normal" officeooo:rsid="0091dc3b" style:font-weight-asian="normal" style:font-weight-complex="normal"/>
    </style:style>
    <style:style style:name="T116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style:text-line-through-style="none" style:text-line-through-type="none" style:font-name="Ubuntu" fo:font-size="12pt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125" style:family="text">
      <style:text-properties style:text-line-through-style="none" style:text-line-through-type="none" style:font-name="Ubuntu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26" style:family="text">
      <style:text-properties style:text-line-through-style="none" style:text-line-through-type="none" style:font-name="Ubuntu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font-name="Ubuntu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Ubuntu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Ubuntu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808080" style:font-name="Ubuntu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34" style:family="text">
      <style:text-properties officeooo:rsid="00172dcf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normal" officeooo:rsid="00172dcf" style:font-weight-asian="normal" style:font-weight-complex="normal"/>
    </style:style>
    <style:style style:name="T137" style:family="text">
      <style:text-properties fo:font-size="12pt" style:font-size-asian="12pt" style:font-size-complex="12pt"/>
    </style:style>
    <style:style style:name="T138" style:family="text">
      <style:text-properties fo:font-size="12pt" officeooo:rsid="007505e5" style:font-size-asian="12pt" style:font-size-complex="12pt"/>
    </style:style>
    <style:style style:name="T139" style:family="text">
      <style:text-properties fo:font-size="12pt" officeooo:rsid="0013aa8e" style:font-size-asian="12pt" style:font-size-complex="12pt"/>
    </style:style>
    <style:style style:name="T140" style:family="text">
      <style:text-properties fo:font-size="12pt" officeooo:rsid="007ef2fc" style:font-size-asian="12pt" style:font-size-complex="12pt"/>
    </style:style>
    <style:style style:name="T141" style:family="text">
      <style:text-properties fo:font-size="12pt" officeooo:rsid="009c12e0" style:font-size-asian="12pt" style:font-size-complex="12pt"/>
    </style:style>
    <style:style style:name="T142" style:family="text">
      <style:text-properties fo:font-size="12pt" officeooo:rsid="00178133" style:font-size-asian="12pt" style:font-size-complex="12pt"/>
    </style:style>
    <style:style style:name="T143" style:family="text">
      <style:text-properties fo:font-size="11pt" style:font-size-asian="11pt" style:font-size-complex="11pt"/>
    </style:style>
    <style:style style:name="T144" style:family="text">
      <style:text-properties officeooo:rsid="0119bd75"/>
    </style:style>
    <style:style style:name="T145" style:family="text">
      <style:text-properties style:text-underline-style="none" officeooo:rsid="009c12e0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Strong_20_Emphasis"><text:span text:style-name="T92">C</text:span></text:span><text:span text:style-name="Strong_20_Emphasis"><text:span text:style-name="T91">hecklist voor </text:span></text:span><text:span text:style-name="Strong_20_Emphasis"><text:span text:style-name="T92">het</text:span></text:span><text:span text:style-name="Strong_20_Emphasis"><text:span text:style-name="T91"> migr</text:span></text:span><text:span text:style-name="Strong_20_Emphasis"><text:span text:style-name="T92">eren</text:span></text:span><text:span text:style-name="Strong_20_Emphasis"><text:span text:style-name="T91"> van </text:span></text:span><text:span text:style-name="Strong_20_Emphasis"><text:span text:style-name="T93">Microsoft </text:span></text:span><text:span text:style-name="Strong_20_Emphasis"><text:span text:style-name="T91">Windows naar Ubuntu </text:span></text:span><text:span text:style-name="Strong_20_Emphasis"><text:span text:style-name="T93">Linux</text:span></text:span><text:span text:style-name="T91">.</text:span></text:p>
      <text:p text:style-name="P5"><text:span text:style-name="Strong_20_Emphasis"><text:span text:style-name="T91"/></text:span></text:p>
      <text:p text:style-name="P6"><text:span text:style-name="Strong_20_Emphasis"><text:span text:style-name="T91">Kijk op </text:span></text:span><text:a xlink:type="simple" xlink:href="https://karelzimmer.nl/" text:style-name="Internet_20_link" text:visited-style-name="Visited_20_Internet_20_Link"><text:span text:style-name="Internet_20_link"><text:span text:style-name="T113">karelzimmer.nl</text:span></text:span></text:a><text:span text:style-name="Strong_20_Emphasis"><text:span text:style-name="T91"> </text:span></text:span><text:span text:style-name="Strong_20_Emphasis"><text:span text:style-name="T95">voor</text:span></text:span><text:span text:style-name="Strong_20_Emphasis"><text:span text:style-name="T94"> </text:span></text:span><text:span text:style-name="Strong_20_Emphasis"><text:span text:style-name="T114">deze en andere </text:span></text:span><text:span text:style-name="Strong_20_Emphasis"><text:span text:style-name="T96">checklists, scripts, en overige bestanden.</text:span></text:span></text:p>
      <text:p text:style-name="P27"/>
      <text:p text:style-name="P11"><text:span text:style-name="Strong_20_Emphasis"><text:span text:style-name="T127">D</text:span></text:span><text:span text:style-name="Strong_20_Emphasis"><text:span text:style-name="T126">it is een invulbare PD</text:span></text:span><text:span text:style-name="Strong_20_Emphasis"><text:span text:style-name="T128">F</text:span></text:span><text:span text:style-name="Strong_20_Emphasis"><text:span text:style-name="T126"> met tekst- en keuzevakken; </text:span></text:span><text:span text:style-name="Strong_20_Emphasis"><text:span text:style-name="T129">a</text:span></text:span><text:span text:style-name="Strong_20_Emphasis"><text:span text:style-name="T126">fdrukken is niet noodzakelijk.</text:span></text:span></text:p>
      <text:p text:style-name="P10"><text:span text:style-name="Strong_20_Emphasis"><text:span text:style-name="T115"/></text:span></text:p>
      <text:list xml:id="list3635677703" text:style-name="L1">
        <text:list-item>
          <text:p text:style-name="P56"><text:span text:style-name="T107">Migratie voorbereiden</text:span><text:span text:style-name="T109"> (</text:span><text:span text:style-name="T110">op</text:span><text:span text:style-name="T109"> Windows)</text:span></text:p>
        </text:list-item>
      </text:list>
      <text:p text:style-name="P3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08" draw:name="Vorm1" draw:style-name="gr1" draw:text-style-name="P66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8">Download Mozilla Firefox, Mozilla Thunderbird, </text:span></text:span><text:span text:style-name="Strong_20_Emphasis"><text:span text:style-name="T39">en Google Chrome</text:span></text:span><text:span text:style-name="Strong_20_Emphasis"><text:span text:style-name="T38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09" draw:name="Vorm2" draw:style-name="gr1" draw:text-style-name="P66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4"><text:span text:style-name="T97">Verbreek de Internet-verbinding, zodat er geen nieuwe </text:span><text:span text:style-name="T98">e-</text:span><text:span text:style-name="T97">mails </text:span><text:span text:style-name="T98">meer</text:span><text:span text:style-name="T99"> </text:span><text:span text:style-name="T98">binnen </text:span><text:span text:style-name="T99">kunnen </text:span><text:span text:style-name="T9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10" draw:name="Vorm3" draw:style-name="gr1" draw:text-style-name="P66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1"><text:span text:style-name="T137">Verzame</text:span><text:span text:style-name="T138">l</text:span><text:span text:style-name="T137"> </text:span><text:span text:style-name="T139">computernaam en </text:span><text:span text:style-name="T137">gebruikersnamen (zie pagina </text:span><text:span text:style-name="T140">4</text:span><text:span text:style-name="T137">)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11" draw:name="Vorm4" draw:style-name="gr1" draw:text-style-name="P66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2"><text:span text:style-name="T137">Verzamel </text:span><text:span text:style-name="Emphasis"><text:span text:style-name="T145">per gebruiker</text:span></text:span><text:span text:style-name="T141"> </text:span><text:span text:style-name="T137">E-mail-adressen </text:span><text:span text:style-name="T142">en</text:span><text:span text:style-name="T137"> mail</text:span><text:span text:style-name="T142">-</text:span><text:span text:style-name="T137">server</text:span><text:span text:style-name="T142">-adressen</text:span><text:span text:style-name="T137"> inclusief gebruikersnamen en wachtwoorden, zie pagina </text:span><text:span text:style-name="T140">4</text:span><text:span text:style-name="T137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12" draw:name="Vorm5" draw:style-name="gr1" draw:text-style-name="P66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5"><text:span text:style-name="T97">Installeer en start </text:span><text:span text:style-name="T106">Google Chrome</text:span><text:span text:style-name="T97">, i</text:span><text:span text:style-name="T46">mporteer </text:span><text:span text:style-name="Emphasis"><text:span text:style-name="T81">per gebruiker</text:span></text:span><text:span text:style-name="T47"> </text:span><text:span text:style-name="T46">alles </text:span><text:span text:style-name="T48">vanuit </text:span><text:span text:style-name="T49">de </text:span><text:span text:style-name="T48">huidige browser</text:span><text:span text:style-name="T46">, en controleer de werking</text:span><text:span text:style-name="T97">.</text:span></text:p>
            <text:p text:style-name="P15"><text:span text:style-name="T101">Als importeren niet lukt, alles exporteren </text:span><text:span text:style-name="T105">op alle mogelijke manieren </text:span><text:span text:style-name="T101">vanuit </text:span><text:span text:style-name="T102">de </text:span><text:span text:style-name="T101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13" draw:name="Vorm6" draw:style-name="gr1" draw:text-style-name="P66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6"><text:span text:style-name="T97">Installeer en start Mozilla Firefox, i</text:span><text:span text:style-name="T46">mporteer </text:span><text:span text:style-name="Emphasis"><text:span text:style-name="T81">per gebruiker</text:span></text:span><text:span text:style-name="T47"> </text:span><text:span text:style-name="T46">alles </text:span><text:span text:style-name="T48">vanuit </text:span><text:span text:style-name="T49">de </text:span><text:span text:style-name="T48">huidige browser</text:span><text:span text:style-name="T46">, en controleer de werking</text:span><text:span text:style-name="T97">.</text:span></text:p>
            <text:p text:style-name="P16"><text:span text:style-name="T101">Als importeren niet lukt, alles exporteren </text:span><text:span text:style-name="T105">op alle mogelijke manieren </text:span><text:span text:style-name="T101">vanuit </text:span><text:span text:style-name="T102">de </text:span><text:span text:style-name="T101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14" draw:name="Vorm7" draw:style-name="gr1" draw:text-style-name="P66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4"><text:span text:style-name="T97">Installeer en start Mozilla Thunderbird, importeer </text:span><text:span text:style-name="Emphasis"><text:span text:style-name="T108">per gebruiker</text:span></text:span><text:span text:style-name="T100"> </text:span><text:span text:style-name="T101">vanuit </text:span><text:span text:style-name="T102">het </text:span><text:span text:style-name="T101">huidig e-mailprogramma </text:span><text:span text:style-name="T103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15" draw:name="Vorm8" draw:style-name="gr1" draw:text-style-name="P66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6"><text:s/></text:span></text:span><text:span text:style-name="Strong_20_Emphasis"><text:span text:style-name="T51"><draw:control text:anchor-type="as-char" draw:z-index="116" draw:name="Vorm9" draw:style-name="gr1" draw:text-style-name="P66" svg:width="0.35cm" svg:height="0.35cm" draw:control="control117"/></text:span></text:span><text:span text:style-name="Strong_20_Emphasis"><text:span text:style-name="T36"><text:s/></text:span></text:span><text:span text:style-name="Strong_20_Emphasis"><text:span text:style-name="T51"><draw:control text:anchor-type="as-char" draw:z-index="117" draw:name="Vorm10" draw:style-name="gr1" draw:text-style-name="P66" svg:width="0.35cm" svg:height="0.35cm" draw:control="control118"/></text:span></text:span><text:span text:style-name="Strong_20_Emphasis"><text:span text:style-name="T36"><text:s/></text:span></text:span><text:span text:style-name="Strong_20_Emphasis"><text:span text:style-name="T51"><draw:control text:anchor-type="as-char" draw:z-index="118" draw:name="Vorm11" draw:style-name="gr1" draw:text-style-name="P66" svg:width="0.35cm" svg:height="0.35cm" draw:control="control119"/></text:span></text:span><text:span text:style-name="Strong_20_Emphasis"><text:span text:style-name="T36"><text:s/></text:span></text:span><text:span text:style-name="Strong_20_Emphasis"><text:span text:style-name="T51"><draw:control text:anchor-type="as-char" draw:z-index="139" draw:name="Vorm12" draw:style-name="gr1" draw:text-style-name="P66" svg:width="0.35cm" svg:height="0.35cm" draw:control="control140"/></text:span></text:span><text:span text:style-name="Strong_20_Emphasis"><text:span text:style-name="T51"><text:tab/></text:span></text:span><text:span text:style-name="T103">accountinstellingen</text:span><text:span text:style-name="T9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19" draw:name="Vorm13" draw:style-name="gr1" draw:text-style-name="P66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3"><text:span text:style-name="Strong_20_Emphasis"><text:span text:style-name="T125"><text:s/></text:span></text:span><text:span text:style-name="Strong_20_Emphasis"><text:span text:style-name="T124"><draw:control text:anchor-type="as-char" draw:z-index="135" draw:name="Vorm14" draw:style-name="gr1" draw:text-style-name="P66" svg:width="0.35cm" svg:height="0.35cm" draw:control="control136"/></text:span></text:span><text:span text:style-name="Strong_20_Emphasis"><text:span text:style-name="T125"><text:s/></text:span></text:span><text:span text:style-name="Strong_20_Emphasis"><text:span text:style-name="T124"><draw:control text:anchor-type="as-char" draw:z-index="136" draw:name="Vorm15" draw:style-name="gr1" draw:text-style-name="P66" svg:width="0.35cm" svg:height="0.35cm" draw:control="control137"/></text:span></text:span><text:span text:style-name="Strong_20_Emphasis"><text:span text:style-name="T125"><text:s/></text:span></text:span><text:span text:style-name="Strong_20_Emphasis"><text:span text:style-name="T124"><draw:control text:anchor-type="as-char" draw:z-index="137" draw:name="Vorm16" draw:style-name="gr1" draw:text-style-name="P66" svg:width="0.35cm" svg:height="0.35cm" draw:control="control138"/></text:span></text:span><text:span text:style-name="Strong_20_Emphasis"><text:span text:style-name="T125"><text:s/></text:span></text:span><text:span text:style-name="Strong_20_Emphasis"><text:span text:style-name="T124"><draw:control text:anchor-type="as-char" draw:z-index="138" draw:name="Vorm17" draw:style-name="gr1" draw:text-style-name="P66" svg:width="0.35cm" svg:height="0.35cm" draw:control="control139"/></text:span></text:span><text:span text:style-name="Strong_20_Emphasis"><text:span text:style-name="T124"><text:tab/></text:span></text:span>E-mailmappen,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20" draw:name="Vorm18" draw:style-name="gr1" draw:text-style-name="P66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3"><text:span text:style-name="Strong_20_Emphasis"><text:span text:style-name="T125"><text:s/></text:span></text:span><text:span text:style-name="Strong_20_Emphasis"><text:span text:style-name="T124"><draw:control text:anchor-type="as-char" draw:z-index="131" draw:name="Vorm19" draw:style-name="gr1" draw:text-style-name="P66" svg:width="0.35cm" svg:height="0.35cm" draw:control="control132"/></text:span></text:span><text:span text:style-name="Strong_20_Emphasis"><text:span text:style-name="T125"><text:s/></text:span></text:span><text:span text:style-name="Strong_20_Emphasis"><text:span text:style-name="T124"><draw:control text:anchor-type="as-char" draw:z-index="132" draw:name="Vorm20" draw:style-name="gr1" draw:text-style-name="P66" svg:width="0.35cm" svg:height="0.35cm" draw:control="control133"/></text:span></text:span><text:span text:style-name="Strong_20_Emphasis"><text:span text:style-name="T125"><text:s/></text:span></text:span><text:span text:style-name="Strong_20_Emphasis"><text:span text:style-name="T124"><draw:control text:anchor-type="as-char" draw:z-index="133" draw:name="Vorm21" draw:style-name="gr1" draw:text-style-name="P66" svg:width="0.35cm" svg:height="0.35cm" draw:control="control134"/></text:span></text:span><text:span text:style-name="Strong_20_Emphasis"><text:span text:style-name="T125"><text:s/></text:span></text:span><text:span text:style-name="Strong_20_Emphasis"><text:span text:style-name="T124"><draw:control text:anchor-type="as-char" draw:z-index="134" draw:name="Vorm22" draw:style-name="gr1" draw:text-style-name="P66" svg:width="0.35cm" svg:height="0.35cm" draw:control="control135"/></text:span></text:span><text:span text:style-name="Strong_20_Emphasis"><text:span text:style-name="T124"><text:tab/></text:span></text:span>adresboek, en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21" draw:name="Vorm23" draw:style-name="gr1" draw:text-style-name="P66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6"><text:s/></text:span></text:span><text:span text:style-name="Strong_20_Emphasis"><text:span text:style-name="T51"><draw:control text:anchor-type="as-char" draw:z-index="127" draw:name="Vorm24" draw:style-name="gr1" draw:text-style-name="P66" svg:width="0.35cm" svg:height="0.35cm" draw:control="control128"/></text:span></text:span><text:span text:style-name="Strong_20_Emphasis"><text:span text:style-name="T36"><text:s/></text:span></text:span><text:span text:style-name="Strong_20_Emphasis"><text:span text:style-name="T51"><draw:control text:anchor-type="as-char" draw:z-index="128" draw:name="Vorm25" draw:style-name="gr1" draw:text-style-name="P66" svg:width="0.35cm" svg:height="0.35cm" draw:control="control129"/></text:span></text:span><text:span text:style-name="Strong_20_Emphasis"><text:span text:style-name="T36"><text:s/></text:span></text:span><text:span text:style-name="Strong_20_Emphasis"><text:span text:style-name="T51"><draw:control text:anchor-type="as-char" draw:z-index="129" draw:name="Vorm26" draw:style-name="gr1" draw:text-style-name="P66" svg:width="0.35cm" svg:height="0.35cm" draw:control="control130"/></text:span></text:span><text:span text:style-name="Strong_20_Emphasis"><text:span text:style-name="T36"><text:s/></text:span></text:span><text:span text:style-name="Strong_20_Emphasis"><text:span text:style-name="T51"><draw:control text:anchor-type="as-char" draw:z-index="130" draw:name="Vorm27" draw:style-name="gr1" draw:text-style-name="P66" svg:width="0.35cm" svg:height="0.35cm" draw:control="control131"/></text:span></text:span><text:span text:style-name="Strong_20_Emphasis"><text:span text:style-name="T51"><text:tab/></text:span></text:span><text:span text:style-name="T104">agenda, </text:span><text:span text:style-name="T9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36"><text:s/></text:span></text:span><text:span text:style-name="Strong_20_Emphasis"><text:span text:style-name="T51"><draw:control text:anchor-type="as-char" draw:z-index="122" draw:name="Vorm28" draw:style-name="gr1" draw:text-style-name="P66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36"><text:s/></text:span></text:span><text:span text:style-name="Strong_20_Emphasis"><text:span text:style-name="T51"><draw:control text:anchor-type="as-char" draw:z-index="123" draw:name="Vorm29" draw:style-name="gr1" draw:text-style-name="P66" svg:width="0.35cm" svg:height="0.35cm" draw:control="control124"/></text:span></text:span><text:span text:style-name="Strong_20_Emphasis"><text:span text:style-name="T36"><text:s/></text:span></text:span><text:span text:style-name="Strong_20_Emphasis"><text:span text:style-name="T51"><draw:control text:anchor-type="as-char" draw:z-index="124" draw:name="Vorm30" draw:style-name="gr1" draw:text-style-name="P66" svg:width="0.35cm" svg:height="0.35cm" draw:control="control125"/></text:span></text:span><text:span text:style-name="Strong_20_Emphasis"><text:span text:style-name="T36"><text:s/></text:span></text:span><text:span text:style-name="Strong_20_Emphasis"><text:span text:style-name="T51"><draw:control text:anchor-type="as-char" draw:z-index="125" draw:name="Vorm31" draw:style-name="gr1" draw:text-style-name="P66" svg:width="0.35cm" svg:height="0.35cm" draw:control="control126"/></text:span></text:span><text:span text:style-name="Strong_20_Emphasis"><text:span text:style-name="T36"><text:s/></text:span></text:span><text:span text:style-name="Strong_20_Emphasis"><text:span text:style-name="T51"><draw:control text:anchor-type="as-char" draw:z-index="126" draw:name="Vorm32" draw:style-name="gr1" draw:text-style-name="P66" svg:width="0.35cm" svg:height="0.35cm" draw:control="control127"/></text:span></text:span><text:span text:style-name="Strong_20_Emphasis"><text:span text:style-name="T51"><text:tab/></text:span></text:span><text:span text:style-name="T9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24">Als importeren niet lukt, alles exporteren op alle mogelijke manieren vanuit het huidig e-mailprogramma om later de gegevens alsnog te kunnen importeren.</text:p>
          </table:table-cell>
        </table:table-row>
      </table:table>
      <text:p text:style-name="P26"/>
      <text:list xml:id="list191915231204825" text:continue-list="list3635677703" text:style-name="L1">
        <text:list-item text:start-value="1">
          <text:p text:style-name="P64"><text:span text:style-name="Strong_20_Emphasis"><text:span text:style-name="T84">Migratie voorbereiden</text:span></text:span><text:span text:style-name="Strong_20_Emphasis"><text:span text:style-name="T88"> (</text:span></text:span><text:span text:style-name="Strong_20_Emphasis"><text:span text:style-name="T90">op</text:span></text:span><text:span text:style-name="Strong_20_Emphasis"><text:span text:style-name="T88"> Windows) - </text:span></text:span><text:span text:style-name="Strong_20_Emphasis"><text:span text:style-name="T89">vervolg</text:span></text:span></text:p>
        </text:list-item>
      </text:list>
      <text:p text:style-name="P4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40"><text:span text:style-name="Strong_20_Emphasis"><text:span text:style-name="T36"><text:s/></text:span></text:span><text:span text:style-name="Strong_20_Emphasis"><text:span text:style-name="T51"><draw:control text:anchor-type="as-char" draw:z-index="140" draw:name="Vorm33" draw:style-name="gr1" draw:text-style-name="P66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40">Z</text:span></text:span><text:span text:style-name="Strong_20_Emphasis"><text:span text:style-name="T41">et een eventuele virusscanner uit </text:span></text:span><text:span text:style-name="Strong_20_Emphasis"><text:span text:style-name="T42">o</text:span></text:span><text:span text:style-name="Strong_20_Emphasis"><text:span text:style-name="T43">f start Ubuntu Live vanaf USB-stick of DVD</text:span></text:span><text:span text:style-name="Strong_20_Emphasis"><text:span text:style-name="T3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6"><text:s/></text:span></text:span><text:span text:style-name="Strong_20_Emphasis"><text:span text:style-name="T51"><draw:control text:anchor-type="as-char" draw:z-index="142" draw:name="Vorm34" draw:style-name="gr1" draw:text-style-name="P66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9">M</text:span></text:span><text:span text:style-name="Strong_20_Emphasis"><text:span text:style-name="T5">aak een Windows </text:span></text:span><text:span text:style-name="Strong_20_Emphasis"><text:span text:style-name="T6">back-up</text:span></text:span><text:span text:style-name="Strong_20_Emphasis"><text:span text:style-name="T5"> via kopiëren naar een externe harddisk</text:span></text:span><text:span text:style-name="Strong_20_Emphasis"><text:span text:style-name="T6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6"><text:s/></text:span></text:span><text:span text:style-name="Strong_20_Emphasis"><text:span text:style-name="T51"><draw:control text:anchor-type="as-char" draw:z-index="143" draw:name="Vorm35" draw:style-name="gr1" draw:text-style-name="P66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Mijn documenten, </text:span></text:span><text:span text:style-name="Strong_20_Emphasis"><text:span text:style-name="T26">etc</text:span></text:span><text:span text:style-name="Strong_20_Emphasis"><text:span text:style-name="T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6"><text:s/></text:span></text:span><text:span text:style-name="Strong_20_Emphasis"><text:span text:style-name="T51"><draw:control text:anchor-type="as-char" draw:z-index="144" draw:name="Vorm36" draw:style-name="gr1" draw:text-style-name="P66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6"><text:s/></text:span></text:span><text:span text:style-name="Strong_20_Emphasis"><text:span text:style-name="T51"><draw:control text:anchor-type="as-char" draw:z-index="145" draw:name="Vorm37" draw:style-name="gr1" draw:text-style-name="P66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7">Bureaubladachtergrond</text:span></text:span><text:span text:style-name="Strong_20_Emphasis"><text:span text:style-name="T31">en</text:span></text:span><text:span text:style-name="Strong_20_Emphasis"><text:span text:style-name="T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6"><text:s/></text:span></text:span><text:span text:style-name="Strong_20_Emphasis"><text:span text:style-name="T51"><draw:control text:anchor-type="as-char" draw:z-index="146" draw:name="Vorm38" draw:style-name="gr1" draw:text-style-name="P66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6"><text:s/></text:span></text:span><text:span text:style-name="Strong_20_Emphasis"><text:span text:style-name="T51"><draw:control text:anchor-type="as-char" draw:z-index="149" draw:name="Vorm39" draw:style-name="gr1" draw:text-style-name="P66" svg:width="0.35cm" svg:height="0.35cm" draw:control="control150"/></text:span></text:span><text:span text:style-name="Strong_20_Emphasis"><text:span text:style-name="T36"><text:s/></text:span></text:span><text:span text:style-name="Strong_20_Emphasis"><text:span text:style-name="T51"><draw:control text:anchor-type="as-char" draw:z-index="150" draw:name="Vorm40" draw:style-name="gr1" draw:text-style-name="P66" svg:width="0.35cm" svg:height="0.35cm" draw:control="control151"/></text:span></text:span><text:span text:style-name="Strong_20_Emphasis"><text:span text:style-name="T36"><text:s/></text:span></text:span><text:span text:style-name="Strong_20_Emphasis"><text:span text:style-name="T51"><draw:control text:anchor-type="as-char" draw:z-index="151" draw:name="Vorm41" draw:style-name="gr1" draw:text-style-name="P66" svg:width="0.35cm" svg:height="0.35cm" draw:control="control152"/></text:span></text:span><text:span text:style-name="Strong_20_Emphasis"><text:span text:style-name="T36"><text:s/></text:span></text:span><text:span text:style-name="Strong_20_Emphasis"><text:span text:style-name="T51"><draw:control text:anchor-type="as-char" draw:z-index="152" draw:name="Vorm42" draw:style-name="gr1" draw:text-style-name="P66" svg:width="0.35cm" svg:height="0.35cm" draw:control="control153"/></text:span></text:span><text:span text:style-name="Strong_20_Emphasis"><text:span text:style-name="T51"><text:tab/></text:span></text:span><text:span text:style-name="Strong_20_Emphasis"><text:span text:style-name="T7">De aangemaakte </text:span></text:span><text:span text:style-name="Strong_20_Emphasis"><text:span text:style-name="T33">GC</text:span></text:span><text:span text:style-name="Strong_20_Emphasis"><text:span text:style-name="T7"> bestanden<text:line-break/><text:tab/><text:tab/><text:tab/><text:tab/></text:span></text:span><text:span text:style-name="Strong_20_Emphasis"><text:span text:style-name="T30">&lt;= </text:span></text:span><text:span text:style-name="Emphasis"><text:span text:style-name="T62">XP<text:tab/></text:span></text:span><text:span text:style-name="Emphasis"><text:span text:style-name="T63">:<text:tab/></text:span></text:span><text:span text:style-name="Emphasis"><text:span text:style-name="T65">C:\Documents and Setting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7">\Application Data\</text:span></text:span><text:span text:style-name="Strong_20_Emphasis"><text:span text:style-name="T33">Google</text:span></text:span><text:span text:style-name="Strong_20_Emphasis"><text:span text:style-name="T7"><text:line-break/><text:tab/><text:tab/><text:tab/><text:tab/></text:span></text:span><text:span text:style-name="Strong_20_Emphasis"><text:span text:style-name="T30">&gt;= </text:span></text:span><text:span text:style-name="Strong_20_Emphasis"><text:span text:style-name="T53">W7</text:span></text:span><text:span text:style-name="Strong_20_Emphasis"><text:span text:style-name="T54"><text:tab/></text:span></text:span><text:span text:style-name="Emphasis"><text:span text:style-name="T80">:</text:span></text:span><text:span text:style-name="Emphasis"><text:span text:style-name="T63"><text:tab/></text:span></text:span><text:span text:style-name="Emphasis"><text:span text:style-name="T65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8">\</text:span></text:span><text:span text:style-name="Strong_20_Emphasis"><text:span text:style-name="T7">AppData\Roaming\</text:span></text:span><text:span text:style-name="Strong_20_Emphasis"><text:span text:style-name="T33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6"><text:s/></text:span></text:span><text:span text:style-name="Strong_20_Emphasis"><text:span text:style-name="T51"><draw:control text:anchor-type="as-char" draw:z-index="147" draw:name="Vorm43" draw:style-name="gr1" draw:text-style-name="P66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6"><text:s/></text:span></text:span><text:span text:style-name="Strong_20_Emphasis"><text:span text:style-name="T51"><draw:control text:anchor-type="as-char" draw:z-index="153" draw:name="Vorm44" draw:style-name="gr1" draw:text-style-name="P66" svg:width="0.35cm" svg:height="0.35cm" draw:control="control154"/></text:span></text:span><text:span text:style-name="Strong_20_Emphasis"><text:span text:style-name="T36"><text:s/></text:span></text:span><text:span text:style-name="Strong_20_Emphasis"><text:span text:style-name="T51"><draw:control text:anchor-type="as-char" draw:z-index="154" draw:name="Vorm45" draw:style-name="gr1" draw:text-style-name="P66" svg:width="0.35cm" svg:height="0.35cm" draw:control="control155"/></text:span></text:span><text:span text:style-name="Strong_20_Emphasis"><text:span text:style-name="T36"><text:s/></text:span></text:span><text:span text:style-name="Strong_20_Emphasis"><text:span text:style-name="T51"><draw:control text:anchor-type="as-char" draw:z-index="155" draw:name="Vorm46" draw:style-name="gr1" draw:text-style-name="P66" svg:width="0.35cm" svg:height="0.35cm" draw:control="control156"/></text:span></text:span><text:span text:style-name="Strong_20_Emphasis"><text:span text:style-name="T36"><text:s/></text:span></text:span><text:span text:style-name="Strong_20_Emphasis"><text:span text:style-name="T51"><draw:control text:anchor-type="as-char" draw:z-index="156" draw:name="Vorm47" draw:style-name="gr1" draw:text-style-name="P66" svg:width="0.35cm" svg:height="0.35cm" draw:control="control157"/></text:span></text:span><text:span text:style-name="Strong_20_Emphasis"><text:span text:style-name="T51"><text:tab/></text:span></text:span><text:span text:style-name="Strong_20_Emphasis"><text:span text:style-name="T7">De aangemaakte FF bestanden<text:line-break/><text:tab/><text:tab/><text:tab/><text:tab/></text:span></text:span><text:span text:style-name="Strong_20_Emphasis"><text:span text:style-name="T30">&lt;= </text:span></text:span><text:span text:style-name="Emphasis"><text:span text:style-name="T62">XP<text:tab/></text:span></text:span><text:span text:style-name="Emphasis"><text:span text:style-name="T63">:<text:tab/></text:span></text:span><text:span text:style-name="Emphasis"><text:span text:style-name="T65">C:\Documents and Setting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53">W7<text:tab/></text:span></text:span><text:span text:style-name="Emphasis"><text:span text:style-name="T80">:</text:span></text:span><text:span text:style-name="Emphasis"><text:span text:style-name="T63"><text:tab/></text:span></text:span><text:span text:style-name="Emphasis"><text:span text:style-name="T65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8">\</text:span></text:span><text:span text:style-name="Strong_20_Emphasis"><text:span text:style-name="T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36"><text:s/></text:span></text:span><text:span text:style-name="Strong_20_Emphasis"><text:span text:style-name="T51"><draw:control text:anchor-type="as-char" draw:z-index="148" draw:name="Vorm48" draw:style-name="gr1" draw:text-style-name="P66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36"><text:s/></text:span></text:span><text:span text:style-name="Strong_20_Emphasis"><text:span text:style-name="T51"><draw:control text:anchor-type="as-char" draw:z-index="157" draw:name="Vorm49" draw:style-name="gr1" draw:text-style-name="P66" svg:width="0.35cm" svg:height="0.35cm" draw:control="control158"/></text:span></text:span><text:span text:style-name="Strong_20_Emphasis"><text:span text:style-name="T36"><text:s/></text:span></text:span><text:span text:style-name="Strong_20_Emphasis"><text:span text:style-name="T51"><draw:control text:anchor-type="as-char" draw:z-index="158" draw:name="Vorm50" draw:style-name="gr1" draw:text-style-name="P66" svg:width="0.35cm" svg:height="0.35cm" draw:control="control159"/></text:span></text:span><text:span text:style-name="Strong_20_Emphasis"><text:span text:style-name="T36"><text:s/></text:span></text:span><text:span text:style-name="Strong_20_Emphasis"><text:span text:style-name="T51"><draw:control text:anchor-type="as-char" draw:z-index="159" draw:name="Vorm51" draw:style-name="gr1" draw:text-style-name="P66" svg:width="0.35cm" svg:height="0.35cm" draw:control="control160"/></text:span></text:span><text:span text:style-name="Strong_20_Emphasis"><text:span text:style-name="T36"><text:s/></text:span></text:span><text:span text:style-name="Strong_20_Emphasis"><text:span text:style-name="T51"><draw:control text:anchor-type="as-char" draw:z-index="160" draw:name="Vorm52" draw:style-name="gr1" draw:text-style-name="P66" svg:width="0.35cm" svg:height="0.35cm" draw:control="control161"/></text:span></text:span><text:span text:style-name="Strong_20_Emphasis"><text:span text:style-name="T51"><text:tab/></text:span></text:span><text:span text:style-name="Strong_20_Emphasis"><text:span text:style-name="T7">De aangemaakte TB bestanden<text:line-break/><text:tab/><text:tab/><text:tab/><text:tab/></text:span></text:span><text:span text:style-name="Strong_20_Emphasis"><text:span text:style-name="T30">&lt;= </text:span></text:span><text:span text:style-name="Emphasis"><text:span text:style-name="T62">XP<text:tab/></text:span></text:span><text:span text:style-name="Emphasis"><text:span text:style-name="T63">:<text:tab/></text:span></text:span><text:span text:style-name="Emphasis"><text:span text:style-name="T66">C:\Documents and Settings\</text:span></text:span><text:span text:style-name="Definition"><text:span text:style-name="T132">&lt;</text:span></text:span><text:span text:style-name="Definition"><text:span text:style-name="T131">Gebruikersnaam</text:span></text:span><text:span text:style-name="Definition"><text:span text:style-name="T132">&gt;</text:span></text:span><text:span text:style-name="Strong_20_Emphasis"><text:span text:style-name="T8">\</text:span></text:span><text:span text:style-name="Strong_20_Emphasis"><text:span text:style-name="T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53">W7<text:tab/></text:span></text:span><text:span text:style-name="Emphasis"><text:span text:style-name="T80">:</text:span></text:span><text:span text:style-name="Emphasis"><text:span text:style-name="T63"><text:tab/></text:span></text:span><text:span text:style-name="Emphasis"><text:span text:style-name="T65">C:\Users\</text:span></text:span><text:span text:style-name="Definition"><text:span text:style-name="T130">&lt;</text:span></text:span><text:span text:style-name="Definition"><text:span text:style-name="T131">Gebruikersnaam</text:span></text:span><text:span text:style-name="Definition"><text:span text:style-name="T130">&gt;</text:span></text:span><text:span text:style-name="Strong_20_Emphasis"><text:span text:style-name="T8">\</text:span></text:span><text:span text:style-name="Strong_20_Emphasis"><text:span text:style-name="T7">AppData\Roaming\Thunderbird</text:span></text:span></text:p>
          </table:table-cell>
        </table:table-row>
      </table:table>
      <text:p text:style-name="P9"/>
      <text:p text:style-name="P38"/>
      <text:list xml:id="list191914234265675" text:continue-numbering="true" text:style-name="L1">
        <text:list-item>
          <text:p text:style-name="P60"><text:span text:style-name="Strong_20_Emphasis"><text:span text:style-name="T83">Ubuntu Linux installeren</text:span></text:span><text:span text:style-name="Strong_20_Emphasis"><text:span text:style-name="T24"> </text:span></text:span><text:span text:style-name="Emphasis"><text:span text:style-name="T64">overweeg dual-boot</text:span></text:span></text:p>
        </text:list-item>
      </text:list>
      <text:p text:style-name="P4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41"><text:span text:style-name="Strong_20_Emphasis"><text:span text:style-name="T36"><text:s/></text:span></text:span><text:span text:style-name="Strong_20_Emphasis"><text:span text:style-name="T51"><draw:control text:anchor-type="as-char" draw:z-index="141" draw:name="Vorm53" draw:style-name="gr1" draw:text-style-name="P66" svg:width="0.35cm" svg:height="0.35cm" draw:control="control142"/></text:span></text:span></text:p>
          </table:table-cell>
          <table:table-cell table:style-name="_32_._5f_Ubuntu_5f_installeren.A1" office:value-type="string">
            <text:p text:style-name="P20"><text:span text:style-name="Strong_20_Emphasis"><text:span text:style-name="T37">Installeer Ubuntu Linux volgens de </text:span></text:span><text:span text:style-name="Strong_20_Emphasis"><text:span text:style-name="T85">Checklist</text:span></text:span><text:span text:style-name="Strong_20_Emphasis"><text:span text:style-name="T86"> i</text:span></text:span><text:span text:style-name="Strong_20_Emphasis"><text:span text:style-name="T87">nstallatie</text:span></text:span><text:span text:style-name="Strong_20_Emphasis"><text:span text:style-name="T44">, </text:span></text:span><text:span text:style-name="Emphasis"><text:span text:style-name="T82">met uitzondering van back-up terugzetten</text:span></text:span><text:span text:style-name="Strong_20_Emphasis"><text:span text:style-name="T45">.</text:span></text:span><text:span text:style-name="Strong_20_Emphasis"><text:span text:style-name="T37">.</text:span></text:span></text:p>
          </table:table-cell>
        </table:table-row>
      </table:table>
      <text:p text:style-name="P12"><text:span text:style-name="Strong_20_Emphasis"><text:span text:style-name="T123"><text:tab/></text:span></text:span></text:p>
      <text:list xml:id="list191915378525746" text:continue-numbering="true" text:style-name="L1">
        <text:list-item>
          <text:p text:style-name="P59"><text:span text:style-name="Strong_20_Emphasis"><text:span text:style-name="T83">Migratie uitvoeren</text:span></text:span><text:span text:style-name="Strong_20_Emphasis"><text:span text:style-name="T4"> </text:span></text:span><text:span text:style-name="Strong_20_Emphasis"><text:span text:style-name="T52">(</text:span></text:span><text:span text:style-name="Strong_20_Emphasis"><text:span text:style-name="T55">op</text:span></text:span><text:span text:style-name="Strong_20_Emphasis"><text:span text:style-name="T52"> Ubuntu Linux)</text:span></text:span><text:span text:style-name="Strong_20_Emphasis"><text:span text:style-name="T4"><text:line-break/></text:span></text:span></text:p>
          <text:p text:style-name="P65">De handelingen in dit hoofdstuk dienen per gebruiker te worden uitgevoerd</text:p>
          <text:p text:style-name="P57"><text:span text:style-name="Emphasis"><text:span text:style-name="T117"/></text:span></text:p>
        </text:list-item>
      </text:list>
      <text:p text:style-name="P13"><text:span text:style-name="Strong_20_Emphasis"><text:span text:style-name="T123"><draw:control text:anchor-type="as-char" draw:z-index="0" draw:name="Vorm54" draw:style-name="gr1" draw:text-style-name="P66" svg:width="0.35cm" svg:height="0.35cm" draw:control="control1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12" draw:name="Vorm55" draw:style-name="gr1" draw:text-style-name="P66" svg:width="0.35cm" svg:height="0.35cm" draw:control="control13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13" draw:name="Vorm56" draw:style-name="gr1" draw:text-style-name="P66" svg:width="0.35cm" svg:height="0.35cm" draw:control="control14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14" draw:name="Vorm57" draw:style-name="gr1" draw:text-style-name="P66" svg:width="0.35cm" svg:height="0.35cm" draw:control="control15"/></text:span></text:span><text:span text:style-name="Strong_20_Emphasis"><text:span text:style-name="T123"><text:tab/></text:span></text:span><text:span text:style-name="Strong_20_Emphasis"><text:span text:style-name="T118">Zorg dat er geen </text:span></text:span><text:span text:style-name="Strong_20_Emphasis"><text:span text:style-name="T116">Internet-verbinding </text:span></text:span><text:span text:style-name="Strong_20_Emphasis"><text:span text:style-name="T118">is, zodat er geen nieuwe </text:span></text:span><text:span text:style-name="Strong_20_Emphasis"><text:span text:style-name="T119">e-</text:span></text:span><text:span text:style-name="Strong_20_Emphasis"><text:span text:style-name="T118">mails </text:span></text:span><text:span text:style-name="Strong_20_Emphasis"><text:span text:style-name="T120">kunnen </text:span></text:span><text:span text:style-name="Strong_20_Emphasis"><text:span text:style-name="T119">binnen</text:span></text:span><text:span text:style-name="Strong_20_Emphasis"><text:span text:style-name="T118">komen.</text:span></text:span></text:p>
      <text:p text:style-name="P7"><text:span text:style-name="Strong_20_Emphasis"><text:span text:style-name="T50"><draw:control text:anchor-type="as-char" draw:z-index="1" draw:name="Vorm58" draw:style-name="gr1" draw:text-style-name="P66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59" draw:style-name="gr1" draw:text-style-name="P66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0" draw:style-name="gr1" draw:text-style-name="P66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1" draw:style-name="gr1" draw:text-style-name="P66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4">Koppel de externe harddisk aan.</text:span></text:span></text:p>
      <text:p text:style-name="P7"><text:span text:style-name="Strong_20_Emphasis"><text:span text:style-name="T50"><draw:control text:anchor-type="as-char" draw:z-index="2" draw:name="Vorm62" draw:style-name="gr1" draw:text-style-name="P66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3" draw:style-name="gr1" draw:text-style-name="P66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4" draw:style-name="gr1" draw:text-style-name="P66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5" draw:style-name="gr1" draw:text-style-name="P66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4">Kopieer </text:span></text:span><text:span text:style-name="Strong_20_Emphasis"><text:span text:style-name="T9">Mijn documenten, </text:span></text:span><text:span text:style-name="Strong_20_Emphasis"><text:span text:style-name="T26">etc</text:span></text:span><text:span text:style-name="Strong_20_Emphasis"><text:span text:style-name="T4">.</text:span></text:span></text:p>
      <text:p text:style-name="P7"><text:span text:style-name="Strong_20_Emphasis"><text:span text:style-name="T50"><draw:control text:anchor-type="as-char" draw:z-index="3" draw:name="Vorm66" draw:style-name="gr1" draw:text-style-name="P66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7" draw:style-name="gr1" draw:text-style-name="P66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68" draw:style-name="gr1" draw:text-style-name="P66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69" draw:style-name="gr1" draw:text-style-name="P66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10">Kopieer </text:span></text:span><text:span text:style-name="Strong_20_Emphasis"><text:span text:style-name="T11">Belastingdienst naar ~/belastingdienst.nl.</text:span></text:span></text:p>
      <text:p text:style-name="P7"><text:span text:style-name="Strong_20_Emphasis"><text:span text:style-name="T50"><draw:control text:anchor-type="as-char" draw:z-index="4" draw:name="Vorm70" draw:style-name="gr1" draw:text-style-name="P66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1" draw:style-name="gr1" draw:text-style-name="P66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2" draw:style-name="gr1" draw:text-style-name="P66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3" draw:style-name="gr1" draw:text-style-name="P66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10">Kopieer </text:span></text:span><text:span text:style-name="Strong_20_Emphasis"><text:span text:style-name="T7">Bureaubladachtergrond </text:span></text:span><text:span text:style-name="Strong_20_Emphasis"><text:span text:style-name="T12">naar ~/Afbeeldingen.</text:span></text:span></text:p>
      <text:p text:style-name="P7"><text:span text:style-name="Strong_20_Emphasis"><text:span text:style-name="T50"><draw:control text:anchor-type="as-char" draw:z-index="5" draw:name="Vorm74" draw:style-name="gr1" draw:text-style-name="P66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5" draw:style-name="gr1" draw:text-style-name="P66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6" draw:style-name="gr1" draw:text-style-name="P66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77" draw:style-name="gr1" draw:text-style-name="P66" svg:width="0.35cm" svg:height="0.35cm" draw:control="control30"/></text:span></text:span><text:span text:style-name="Strong_20_Emphasis"><text:span text:style-name="T50"><text:tab/></text:span></text:span><text:span text:style-name="Strong_20_Emphasis"><text:span text:style-name="T4">Kopieer de </text:span></text:span><text:span text:style-name="Strong_20_Emphasis"><text:span text:style-name="T34">Chrome </text:span></text:span><text:span text:style-name="Strong_20_Emphasis"><text:span text:style-name="T4">data </text:span></text:span><text:span text:style-name="Strong_20_Emphasis"><text:span text:style-name="T10">naar ~/.</text:span></text:span><text:span text:style-name="Strong_20_Emphasis"><text:span text:style-name="T34">chrome</text:span></text:span><text:span text:style-name="Strong_20_Emphasis"><text:span text:style-name="T13">, </text:span></text:span><text:span text:style-name="Strong_20_Emphasis"><text:span text:style-name="T26">of in </text:span></text:span><text:span text:style-name="Strong_20_Emphasis"><text:span text:style-name="T10">~/.</text:span></text:span><text:span text:style-name="Strong_20_Emphasis"><text:span text:style-name="T35">google</text:span></text:span><text:span text:style-name="Strong_20_Emphasis"><text:span text:style-name="T10">.</text:span></text:span></text:p>
      <text:p text:style-name="P7"><text:span text:style-name="Strong_20_Emphasis"><text:span text:style-name="T50"><draw:control text:anchor-type="as-char" draw:z-index="6" draw:name="Vorm78" draw:style-name="gr1" draw:text-style-name="P66" svg:width="0.35cm" svg:height="0.35cm" draw:control="control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79" draw:style-name="gr1" draw:text-style-name="P66" svg:width="0.35cm" svg:height="0.35cm" draw:control="control3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1" draw:name="Vorm80" draw:style-name="gr1" draw:text-style-name="P66" svg:width="0.35cm" svg:height="0.35cm" draw:control="control3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2" draw:name="Vorm81" draw:style-name="gr1" draw:text-style-name="P66" svg:width="0.35cm" svg:height="0.35cm" draw:control="control33"/></text:span></text:span><text:span text:style-name="Strong_20_Emphasis"><text:span text:style-name="T50"><text:tab/></text:span></text:span><text:span text:style-name="Strong_20_Emphasis"><text:span text:style-name="T4">Kopieer de Firefox data </text:span></text:span><text:span text:style-name="Strong_20_Emphasis"><text:span text:style-name="T10">naar ~/.mozilla </text:span></text:span><text:span text:style-name="Strong_20_Emphasis"><text:span text:style-name="T13">(let op Firefox </text:span></text:span><text:span text:style-name="Strong_20_Emphasis"><text:span text:style-name="T14"><text:s/>→ </text:span></text:span><text:span text:style-name="Strong_20_Emphasis"><text:span text:style-name="T15">firefox</text:span></text:span><text:span text:style-name="Strong_20_Emphasis"><text:span text:style-name="T13">), </text:span></text:span><text:span text:style-name="Strong_20_Emphasis"><text:span text:style-name="T26">of in </text:span></text:span><text:span text:style-name="Strong_20_Emphasis"><text:span text:style-name="T10">~/.mozilla.</text:span></text:span></text:p>
      <text:p text:style-name="P13"><text:span text:style-name="Strong_20_Emphasis"><text:span text:style-name="T123"><draw:control text:anchor-type="as-char" draw:z-index="7" draw:name="Vorm82" draw:style-name="gr1" draw:text-style-name="P66" svg:width="0.35cm" svg:height="0.35cm" draw:control="control8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33" draw:name="Vorm83" draw:style-name="gr1" draw:text-style-name="P66" svg:width="0.35cm" svg:height="0.35cm" draw:control="control34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34" draw:name="Vorm84" draw:style-name="gr1" draw:text-style-name="P66" svg:width="0.35cm" svg:height="0.35cm" draw:control="control35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35" draw:name="Vorm85" draw:style-name="gr1" draw:text-style-name="P66" svg:width="0.35cm" svg:height="0.35cm" draw:control="control36"/></text:span></text:span><text:span text:style-name="Strong_20_Emphasis"><text:span text:style-name="T123"><text:tab/></text:span></text:span><text:span text:style-name="Strong_20_Emphasis"><text:span text:style-name="T116">Start Firefox en controleer de werking.</text:span></text:span></text:p>
      <text:p text:style-name="P13"><text:span text:style-name="Strong_20_Emphasis"><text:span text:style-name="T123"><draw:control text:anchor-type="as-char" draw:z-index="8" draw:name="Vorm86" draw:style-name="gr1" draw:text-style-name="P66" svg:width="0.35cm" svg:height="0.35cm" draw:control="control9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36" draw:name="Vorm87" draw:style-name="gr1" draw:text-style-name="P66" svg:width="0.35cm" svg:height="0.35cm" draw:control="control37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37" draw:name="Vorm88" draw:style-name="gr1" draw:text-style-name="P66" svg:width="0.35cm" svg:height="0.35cm" draw:control="control38"/></text:span></text:span><text:span text:style-name="Strong_20_Emphasis"><text:span text:style-name="T123"><text:tab/></text:span></text:span><text:span text:style-name="Strong_20_Emphasis"><text:span text:style-name="T123"><draw:control text:anchor-type="as-char" draw:z-index="38" draw:name="Vorm89" draw:style-name="gr1" draw:text-style-name="P66" svg:width="0.35cm" svg:height="0.35cm" draw:control="control39"/></text:span></text:span><text:span text:style-name="Strong_20_Emphasis"><text:span text:style-name="T123"><text:tab/></text:span></text:span><text:span text:style-name="Strong_20_Emphasis"><text:span text:style-name="T116">Kopieer de Thunderbird data </text:span></text:span><text:span text:style-name="Strong_20_Emphasis"><text:span text:style-name="T121">naar ~/.thunderbird, </text:span></text:span><text:span text:style-name="Strong_20_Emphasis"><text:span text:style-name="T122">of in </text:span></text:span><text:span text:style-name="Strong_20_Emphasis"><text:span text:style-name="T121">~/.thunderbird.</text:span></text:span></text:p>
      <text:p text:style-name="P7"><text:span text:style-name="Strong_20_Emphasis"><text:span text:style-name="T50"><draw:control text:anchor-type="as-char" draw:z-index="9" draw:name="Vorm90" draw:style-name="gr1" draw:text-style-name="P66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1" draw:style-name="gr1" draw:text-style-name="P66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2" draw:style-name="gr1" draw:text-style-name="P66" svg:width="0.35cm" svg:height="0.35cm" draw:control="control4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3" draw:style-name="gr1" draw:text-style-name="P66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">Start Thunderbird en controleer de werking </text:span></text:span><text:span text:style-name="Strong_20_Emphasis"><text:span text:style-name="T16">(inc</text:span></text:span><text:span text:style-name="Strong_20_Emphasis"><text:span text:style-name="T17">l</text:span></text:span><text:span text:style-name="Strong_20_Emphasis"><text:span text:style-name="T18">usief </text:span></text:span><text:span text:style-name="Strong_20_Emphasis"><text:span text:style-name="T16"><text:s/></text:span></text:span><text:span text:style-name="Strong_20_Emphasis"><text:span text:style-name="T19">eventuele</text:span></text:span><text:span text:style-name="Strong_20_Emphasis"><text:span text:style-name="T16"> Agenda)</text:span></text:span><text:span text:style-name="Strong_20_Emphasis"><text:span text:style-name="T4">.</text:span></text:span></text:p>
      <text:p text:style-name="P7"><text:span text:style-name="Strong_20_Emphasis"><text:span text:style-name="T50"><draw:control text:anchor-type="as-char" draw:z-index="10" draw:name="Vorm94" draw:style-name="gr1" draw:text-style-name="P66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5" draw:style-name="gr1" draw:text-style-name="P66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6" draw:style-name="gr1" draw:text-style-name="P66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97" draw:style-name="gr1" draw:text-style-name="P66" svg:width="0.35cm" svg:height="0.35cm" draw:control="control45"/></text:span></text:span><text:span text:style-name="Strong_20_Emphasis"><text:span text:style-name="T50"><text:tab/></text:span></text:span><text:span text:style-name="Strong_20_Emphasis"><text:span text:style-name="T20">Verwijder overbodige Windows-bestanden via </text:span></text:span><text:span text:style-name="Strong_20_Emphasis"><text:span text:style-name="T67">Terminalvenster</text:span></text:span><text:span text:style-name="T67"> </text:span><text:span text:style-name="T68">en de volgende opdrachtregel:<text:line-break/></text:span></text:p>
      <text:list xml:id="list191913674323771" text:continue-numbering="true" text:style-name="L1">
        <text:list-header>
          <text:p text:style-name="P58"><text:span text:style-name="User_20_Entry"><text:span text:style-name="T69">f</text:span></text:span><text:span text:style-name="User_20_Entry"><text:span text:style-name="T70">ind </text:span></text:span><text:span text:style-name="User_20_Entry"><text:span text:style-name="T69">$HOME</text:span></text:span><text:span text:style-name="User_20_Entry"><text:span text:style-name="T70"> -</text:span></text:span><text:span text:style-name="User_20_Entry"><text:span text:style-name="T77">i</text:span></text:span><text:span text:style-name="User_20_Entry"><text:span text:style-name="T70">name </text:span></text:span><text:span text:style-name="User_20_Entry"><text:span text:style-name="T71">d</text:span></text:span><text:span text:style-name="User_20_Entry"><text:span text:style-name="T70">esktop.ini -</text:span></text:span><text:span text:style-name="User_20_Entry"><text:span text:style-name="T72">d</text:span></text:span><text:span text:style-name="User_20_Entry"><text:span text:style-name="T73">e</text:span></text:span><text:span text:style-name="User_20_Entry"><text:span text:style-name="T72">lete </text:span></text:span><text:span text:style-name="User_20_Entry"><text:span text:style-name="T76">-or </text:span></text:span><text:span text:style-name="User_20_Entry"><text:span text:style-name="T70">-</text:span></text:span><text:span text:style-name="User_20_Entry"><text:span text:style-name="T78">i</text:span></text:span><text:span text:style-name="User_20_Entry"><text:span text:style-name="T70">name </text:span></text:span><text:span text:style-name="User_20_Entry"><text:span text:style-name="T78">t</text:span></text:span><text:span text:style-name="User_20_Entry"><text:span text:style-name="T70">humbs.db -</text:span></text:span><text:span text:style-name="User_20_Entry"><text:span text:style-name="T72">delete -</text:span></text:span><text:span text:style-name="User_20_Entry"><text:span text:style-name="T76">or </text:span></text:span><text:span text:style-name="User_20_Entry"><text:span text:style-name="T70">-name '*.</text:span></text:span><text:span text:style-name="User_20_Entry"><text:span text:style-name="T74">lnk'</text:span></text:span><text:span text:style-name="User_20_Entry"><text:span text:style-name="T70"> -</text:span></text:span><text:span text:style-name="User_20_Entry"><text:span text:style-name="T72">delete -</text:span></text:span><text:span text:style-name="User_20_Entry"><text:span text:style-name="T79">or </text:span></text:span><text:span text:style-name="User_20_Entry"><text:span text:style-name="T70">-</text:span></text:span><text:span text:style-name="User_20_Entry"><text:span text:style-name="T77">i</text:span></text:span><text:span text:style-name="User_20_Entry"><text:span text:style-name="T70">name '*.</text:span></text:span><text:span text:style-name="User_20_Entry"><text:span text:style-name="T75">exe'</text:span></text:span><text:span text:style-name="User_20_Entry"><text:span text:style-name="T70"> -</text:span></text:span><text:span text:style-name="User_20_Entry"><text:span text:style-name="T72">delete<text:line-break/></text:span></text:span></text:p>
        </text:list-header>
      </text:list>
      <text:p text:style-name="P8"><text:span text:style-name="Strong_20_Emphasis"><text:span text:style-name="T50"><draw:control text:anchor-type="as-char" draw:z-index="11" draw:name="Vorm98" draw:style-name="gr1" draw:text-style-name="P66" svg:width="0.35cm" svg:height="0.35cm" draw:control="control1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99" draw:style-name="gr1" draw:text-style-name="P66" svg:width="0.35cm" svg:height="0.35cm" draw:control="control4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6" draw:name="Vorm100" draw:style-name="gr1" draw:text-style-name="P66" svg:width="0.35cm" svg:height="0.35cm" draw:control="control4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7" draw:name="Vorm101" draw:style-name="gr1" draw:text-style-name="P66" svg:width="0.35cm" svg:height="0.35cm" draw:control="control48"/></text:span></text:span><text:span text:style-name="Strong_20_Emphasis"><text:span text:style-name="T50"><text:tab/></text:span></text:span><text:span text:style-name="Strong_20_Emphasis"><text:span text:style-name="T4">Maak verbinding met het Internet, zodat er </text:span></text:span><text:span text:style-name="Strong_20_Emphasis"><text:span text:style-name="T21">weer</text:span></text:span><text:span text:style-name="Strong_20_Emphasis"><text:span text:style-name="T4"> nieuwe </text:span></text:span><text:span text:style-name="Strong_20_Emphasis"><text:span text:style-name="T22">e-</text:span></text:span><text:span text:style-name="Strong_20_Emphasis"><text:span text:style-name="T4">mails</text:span></text:span><text:span text:style-name="Strong_20_Emphasis"><text:span text:style-name="T23"> </text:span></text:span><text:span text:style-name="Strong_20_Emphasis"><text:span text:style-name="T22">binnen</text:span></text:span><text:span text:style-name="Strong_20_Emphasis"><text:span text:style-name="T4"> </text:span></text:span><text:span text:style-name="Strong_20_Emphasis"><text:span text:style-name="T23">kunnen </text:span></text:span><text:span text:style-name="Strong_20_Emphasis"><text:span text:style-name="T4">komen.</text:span></text:span></text:p>
      <text:list xml:id="list3411215029" text:style-name="L2">
        <text:list-header>
          <text:p text:style-name="P61"><text:span text:style-name="Strong_20_Emphasis"><text:span text:style-name="T133"/></text:span></text:p>
          <text:p text:style-name="P62"><text:span text:style-name="Strong_20_Emphasis"><text:span text:style-name="T133"><text:line-break/></text:span></text:span><text:span text:style-name="Strong_20_Emphasis"><text:span text:style-name="T57">E</text:span></text:span><text:span text:style-name="Strong_20_Emphasis"><text:span text:style-name="T58">inde c</text:span></text:span><text:span text:style-name="Strong_20_Emphasis"><text:span text:style-name="T59">hecklist, </text:span></text:span><text:span text:style-name="Strong_20_Emphasis"><text:span text:style-name="T60">d</text:span></text:span><text:span text:style-name="Strong_20_Emphasis"><text:span text:style-name="T59">e</text:span></text:span><text:span text:style-name="T27"> mig</text:span><text:span text:style-name="T25">ratie </text:span><text:span text:style-name="T27">is </text:span><text:span text:style-name="T25">voltooid.</text:span></text:p>
        </text:list-header>
      </text:list>
      <text:p text:style-name="P38"/>
      <text:list xml:id="list191914060032107" text:continue-numbering="true" text:style-name="L2">
        <text:list-header>
          <text:p text:style-name="P63"><text:span text:style-name="T56">Geschreven</text:span><text:span text:style-name="T28"> door Karel Zimmer</text:span><text:span text:style-name="Strong_20_Emphasis"><text:span text:style-name="T32"> &lt;</text:span></text:span><text:a xlink:type="simple" xlink:href="mailto:info@karelzimmer.nl" text:style-name="Internet_20_link" text:visited-style-name="Visited_20_Internet_20_Link"><text:span text:style-name="Strong_20_Emphasis"><text:span text:style-name="T135">info@karelzimmer.nl</text:span></text:span></text:a><text:span text:style-name="Strong_20_Emphasis"><text:span text:style-name="T32">&gt;</text:span></text:span><text:span text:style-name="T28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3">Gebr.#</text:p>
            <text:p text:style-name="P43"/>
          </table:table-cell>
          <table:table-cell table:style-name="Tabel1.A1" table:number-rows-spanned="2" office:value-type="string">
            <text:p text:style-name="P44">Gebruiker</text:p>
            <text:p text:style-name="P45">(bijv. Jan Stek)</text:p>
          </table:table-cell>
          <table:table-cell table:style-name="Tabel1.A1" table:number-rows-spanned="2" office:value-type="string">
            <text:p text:style-name="P44">Gebruikersnaam</text:p>
            <text:p text:style-name="P45">(bijv. jan)</text:p>
          </table:table-cell>
          <table:table-cell table:style-name="Tabel1.D1" table:number-rows-spanned="2" office:value-type="string">
            <text:p text:style-name="P48">Wachtwoord</text:p>
            <text:p text:style-name="P46"/>
          </table:table-cell>
          <table:table-cell table:style-name="Tabel1.E1" office:value-type="string">
            <text:p text:style-name="P44"/>
          </table:table-cell>
          <table:table-cell table:style-name="Tabel1.F1" office:value-type="string">
            <text:p text:style-name="P51">BIOS-wachtwoord</text:p>
          </table:table-cell>
          <table:table-cell table:style-name="Tabel1.G1" office:value-type="string">
            <text:p text:style-name="P47"><draw:control text:anchor-type="as-char" draw:z-index="60" draw:name="Vorm1_11" draw:style-name="gr3" draw:text-style-name="P67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3">Wifi-netwerknaam</text:p>
          </table:table-cell>
          <table:table-cell table:style-name="Tabel1.G2" office:value-type="string">
            <text:p text:style-name="P47"><draw:control text:anchor-type="as-char" draw:z-index="61" draw:name="Vorm1_12" draw:style-name="gr3" draw:text-style-name="P67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43">1</text:p>
          </table:table-cell>
          <table:table-cell table:style-name="Tabel1.A3" office:value-type="string">
            <text:p text:style-name="P44"><draw:control text:anchor-type="as-char" draw:z-index="48" draw:name="Vorm1" draw:style-name="gr3" draw:text-style-name="P67" svg:width="5.486cm" svg:height="0.406cm" draw:control="control49"/></text:p>
          </table:table-cell>
          <table:table-cell table:style-name="Tabel1.A3" office:value-type="string">
            <text:p text:style-name="P47"><draw:control text:anchor-type="as-char" draw:z-index="52" draw:name="Vorm1_3" draw:style-name="gr3" draw:text-style-name="P67" svg:width="3.208cm" svg:height="0.406cm" draw:control="control53"/></text:p>
          </table:table-cell>
          <table:table-cell table:style-name="Tabel1.D3" office:value-type="string">
            <text:p text:style-name="P47"><draw:control text:anchor-type="as-char" draw:z-index="56" draw:name="Vorm1_7" draw:style-name="gr3" draw:text-style-name="P67" svg:width="4.571cm" svg:height="0.406cm" draw:control="control57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4">Netwerksleutel</text:p>
          </table:table-cell>
          <table:table-cell table:style-name="Tabel1.G2" office:value-type="string">
            <text:p text:style-name="P47"><draw:control text:anchor-type="as-char" draw:z-index="62" draw:name="Vorm1_13" draw:style-name="gr3" draw:text-style-name="P67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43">2</text:p>
          </table:table-cell>
          <table:table-cell table:style-name="Tabel1.A3" office:value-type="string">
            <text:p text:style-name="P47"><draw:control text:anchor-type="as-char" draw:z-index="49" draw:name="Vorm1_0" draw:style-name="gr3" draw:text-style-name="P67" svg:width="5.486cm" svg:height="0.406cm" draw:control="control50"/></text:p>
          </table:table-cell>
          <table:table-cell table:style-name="Tabel1.A3" office:value-type="string">
            <text:p text:style-name="P47"><draw:control text:anchor-type="as-char" draw:z-index="53" draw:name="Vorm1_4" draw:style-name="gr3" draw:text-style-name="P67" svg:width="3.208cm" svg:height="0.406cm" draw:control="control54"/></text:p>
          </table:table-cell>
          <table:table-cell table:style-name="Tabel1.D3" office:value-type="string">
            <text:p text:style-name="P47"><draw:control text:anchor-type="as-char" draw:z-index="57" draw:name="Vorm1_8" draw:style-name="gr3" draw:text-style-name="P67" svg:width="4.571cm" svg:height="0.406cm" draw:control="control58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Router IP#</text:p>
          </table:table-cell>
          <table:table-cell table:style-name="Tabel1.G2" office:value-type="string">
            <text:p text:style-name="P47"><draw:control text:anchor-type="as-char" draw:z-index="63" draw:name="Vorm1_14" draw:style-name="gr3" draw:text-style-name="P67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52">3</text:p>
          </table:table-cell>
          <table:table-cell table:style-name="Tabel1.A3" office:value-type="string">
            <text:p text:style-name="P47"><draw:control text:anchor-type="as-char" draw:z-index="50" draw:name="Vorm1_1" draw:style-name="gr3" draw:text-style-name="P67" svg:width="5.486cm" svg:height="0.406cm" draw:control="control51"/></text:p>
          </table:table-cell>
          <table:table-cell table:style-name="Tabel1.A3" office:value-type="string">
            <text:p text:style-name="P47"><draw:control text:anchor-type="as-char" draw:z-index="54" draw:name="Vorm1_5" draw:style-name="gr3" draw:text-style-name="P67" svg:width="3.208cm" svg:height="0.406cm" draw:control="control55"/></text:p>
          </table:table-cell>
          <table:table-cell table:style-name="Tabel1.D3" office:value-type="string">
            <text:p text:style-name="P47"><draw:control text:anchor-type="as-char" draw:z-index="58" draw:name="Vorm1_9" draw:style-name="gr3" draw:text-style-name="P67" svg:width="4.571cm" svg:height="0.406cm" draw:control="control59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Router gebr.nm/ww</text:p>
          </table:table-cell>
          <table:table-cell table:style-name="Tabel1.G2" office:value-type="string">
            <text:p text:style-name="P47"><draw:control text:anchor-type="as-char" draw:z-index="64" draw:name="Vorm1_15" draw:style-name="gr3" draw:text-style-name="P67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52">4</text:p>
          </table:table-cell>
          <table:table-cell table:style-name="Tabel1.A3" office:value-type="string">
            <text:p text:style-name="P47"><draw:control text:anchor-type="as-char" draw:z-index="51" draw:name="Vorm1_2" draw:style-name="gr3" draw:text-style-name="P67" svg:width="5.486cm" svg:height="0.406cm" draw:control="control52"/></text:p>
          </table:table-cell>
          <table:table-cell table:style-name="Tabel1.A3" office:value-type="string">
            <text:p text:style-name="P47"><draw:control text:anchor-type="as-char" draw:z-index="55" draw:name="Vorm1_6" draw:style-name="gr3" draw:text-style-name="P67" svg:width="3.208cm" svg:height="0.406cm" draw:control="control56"/></text:p>
          </table:table-cell>
          <table:table-cell table:style-name="Tabel1.D3" office:value-type="string">
            <text:p text:style-name="P47"><draw:control text:anchor-type="as-char" draw:z-index="59" draw:name="Vorm1_10" draw:style-name="gr3" draw:text-style-name="P67" svg:width="4.571cm" svg:height="0.406cm" draw:control="control60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7"><draw:control text:anchor-type="as-char" draw:z-index="65" draw:name="Vorm1_16" draw:style-name="gr3" draw:text-style-name="P67" svg:width="5.329cm" svg:height="0.406cm" draw:control="control66"/></text:p>
          </table:table-cell>
        </table:table-row>
      </table:table>
      <text:p text:style-name="P3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8">Gebr./<text:span text:style-name="T144">Volg#</text:span></text:p>
          </table:table-cell>
          <table:table-cell table:style-name="Tabel2.A1" office:value-type="string">
            <text:p text:style-name="P29">E-mailnaam</text:p>
          </table:table-cell>
          <table:table-cell table:style-name="Tabel2.A1" office:value-type="string">
            <text:p text:style-name="P29">E-mailadres</text:p>
          </table:table-cell>
          <table:table-cell table:style-name="Tabel2.A1" office:value-type="string">
            <text:p text:style-name="P31">Gebruikersnaam</text:p>
          </table:table-cell>
          <table:table-cell table:style-name="Tabel2.A1" office:value-type="string">
            <text:p text:style-name="P32">Wachtwoord</text:p>
          </table:table-cell>
          <table:table-cell table:style-name="Tabel2.A1" office:value-type="string">
            <text:p text:style-name="P32"><text:span text:style-name="T136">Inkomende</text:span><text:span text:style-name="T134"> </text:span>mailserver<text:line-break/>(<text:span text:style-name="T143">pop.voorbeeld.com</text:span>)</text:p>
          </table:table-cell>
          <table:table-cell table:style-name="Tabel2.G1" office:value-type="string">
            <text:p text:style-name="P33"><text:span text:style-name="T134">Uitgaande </text:span>mail<text:span text:style-name="T134">-</text:span>server<text:line-break/>(<text:span text:style-name="T143">smtp.voorbeeld.com</text:span>)</text:p>
          </table:table-cell>
        </table:table-row>
        <table:table-row table:style-name="Tabel2.2">
          <table:table-cell table:style-name="Tabel2.A2" office:value-type="string">
            <text:p text:style-name="P35"><draw:control text:anchor-type="as-char" svg:y="-0.598cm" draw:z-index="66" draw:name="Vorm1_17" draw:style-name="gr2" draw:text-style-name="P67" svg:width="1.176cm" svg:height="0.802cm" draw:control="control67"/></text:p>
          </table:table-cell>
          <table:table-cell table:style-name="Tabel2.A2" office:value-type="string">
            <text:p text:style-name="P36"><draw:control text:anchor-type="as-char" svg:y="-0.598cm" draw:z-index="72" draw:name="Vorm1_23" draw:style-name="gr2" draw:text-style-name="P67" svg:width="2.855cm" svg:height="0.802cm" draw:control="control73"/></text:p>
          </table:table-cell>
          <table:table-cell table:style-name="Tabel2.A2" office:value-type="string">
            <text:p text:style-name="P30"><draw:control text:anchor-type="as-char" svg:y="-0.598cm" draw:z-index="73" draw:name="Vorm1_24" draw:style-name="gr2" draw:text-style-name="P67" svg:width="3.56cm" svg:height="0.802cm" draw:control="control74"/></text:p>
          </table:table-cell>
          <table:table-cell table:style-name="Tabel2.A2" office:value-type="string">
            <text:p text:style-name="P34"><draw:control text:anchor-type="as-char" svg:y="-0.598cm" draw:z-index="74" draw:name="Vorm1_25" draw:style-name="gr2" draw:text-style-name="P67" svg:width="3.287cm" svg:height="0.802cm" draw:control="control75"/></text:p>
          </table:table-cell>
          <table:table-cell table:style-name="Tabel2.A2" office:value-type="string">
            <text:p text:style-name="P34"><draw:control text:anchor-type="as-char" svg:y="-0.598cm" draw:z-index="75" draw:name="Vorm1_26" draw:style-name="gr2" draw:text-style-name="P67" svg:width="2.855cm" svg:height="0.802cm" draw:control="control76"/></text:p>
          </table:table-cell>
          <table:table-cell table:style-name="Tabel2.A2" office:value-type="string">
            <text:p text:style-name="P34"><draw:control text:anchor-type="as-char" svg:y="-0.598cm" draw:z-index="76" draw:name="Vorm1_27" draw:style-name="gr2" draw:text-style-name="P67" svg:width="4.283cm" svg:height="0.802cm" draw:control="control77"/></text:p>
          </table:table-cell>
          <table:table-cell table:style-name="Tabel2.G2" office:value-type="string">
            <text:p text:style-name="P34"><draw:control text:anchor-type="as-char" svg:y="-0.598cm" draw:z-index="77" draw:name="Vorm1_28" draw:style-name="gr2" draw:text-style-name="P67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7" draw:name="Vorm1_18" draw:style-name="gr2" draw:text-style-name="P67" svg:width="1.176cm" svg:height="0.802cm" draw:control="control68"/></text:p>
          </table:table-cell>
          <table:table-cell table:style-name="Tabel2.A3" office:value-type="string">
            <text:p text:style-name="P30"><draw:control text:anchor-type="as-char" svg:y="-0.598cm" draw:z-index="78" draw:name="Vorm1_29" draw:style-name="gr2" draw:text-style-name="P67" svg:width="2.855cm" svg:height="0.802cm" draw:control="control79"/></text:p>
          </table:table-cell>
          <table:table-cell table:style-name="Tabel2.A3" office:value-type="string">
            <text:p text:style-name="P30"><draw:control text:anchor-type="as-char" svg:y="-0.598cm" draw:z-index="83" draw:name="Vorm1_34" draw:style-name="gr2" draw:text-style-name="P67" svg:width="3.56cm" svg:height="0.802cm" draw:control="control84"/></text:p>
          </table:table-cell>
          <table:table-cell table:style-name="Tabel2.A3" office:value-type="string">
            <text:p text:style-name="P34"><draw:control text:anchor-type="as-char" svg:y="-0.598cm" draw:z-index="88" draw:name="Vorm1_39" draw:style-name="gr2" draw:text-style-name="P67" svg:width="3.287cm" svg:height="0.802cm" draw:control="control89"/></text:p>
          </table:table-cell>
          <table:table-cell table:style-name="Tabel2.A3" office:value-type="string">
            <text:p text:style-name="P34"><draw:control text:anchor-type="as-char" svg:y="-0.598cm" draw:z-index="93" draw:name="Vorm1_44" draw:style-name="gr2" draw:text-style-name="P67" svg:width="2.855cm" svg:height="0.802cm" draw:control="control94"/></text:p>
          </table:table-cell>
          <table:table-cell table:style-name="Tabel2.A3" office:value-type="string">
            <text:p text:style-name="P34"><draw:control text:anchor-type="as-char" svg:y="-0.598cm" draw:z-index="98" draw:name="Vorm1_49" draw:style-name="gr2" draw:text-style-name="P67" svg:width="4.283cm" svg:height="0.802cm" draw:control="control99"/></text:p>
          </table:table-cell>
          <table:table-cell table:style-name="Tabel2.G3" office:value-type="string">
            <text:p text:style-name="P34"><draw:control text:anchor-type="as-char" svg:y="-0.598cm" draw:z-index="103" draw:name="Vorm1_54" draw:style-name="gr2" draw:text-style-name="P67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8" draw:name="Vorm1_19" draw:style-name="gr2" draw:text-style-name="P67" svg:width="1.176cm" svg:height="0.802cm" draw:control="control69"/></text:p>
          </table:table-cell>
          <table:table-cell table:style-name="Tabel2.A3" office:value-type="string">
            <text:p text:style-name="P30"><draw:control text:anchor-type="as-char" svg:y="-0.598cm" draw:z-index="79" draw:name="Vorm1_30" draw:style-name="gr2" draw:text-style-name="P67" svg:width="2.855cm" svg:height="0.802cm" draw:control="control80"/></text:p>
          </table:table-cell>
          <table:table-cell table:style-name="Tabel2.A3" office:value-type="string">
            <text:p text:style-name="P30"><draw:control text:anchor-type="as-char" svg:y="-0.598cm" draw:z-index="84" draw:name="Vorm1_35" draw:style-name="gr2" draw:text-style-name="P67" svg:width="3.56cm" svg:height="0.802cm" draw:control="control85"/></text:p>
          </table:table-cell>
          <table:table-cell table:style-name="Tabel2.A3" office:value-type="string">
            <text:p text:style-name="P34"><draw:control text:anchor-type="as-char" svg:y="-0.598cm" draw:z-index="89" draw:name="Vorm1_40" draw:style-name="gr2" draw:text-style-name="P67" svg:width="3.287cm" svg:height="0.802cm" draw:control="control90"/></text:p>
          </table:table-cell>
          <table:table-cell table:style-name="Tabel2.A3" office:value-type="string">
            <text:p text:style-name="P34"><draw:control text:anchor-type="as-char" svg:y="-0.598cm" draw:z-index="94" draw:name="Vorm1_45" draw:style-name="gr2" draw:text-style-name="P67" svg:width="2.855cm" svg:height="0.802cm" draw:control="control95"/></text:p>
          </table:table-cell>
          <table:table-cell table:style-name="Tabel2.A3" office:value-type="string">
            <text:p text:style-name="P34"><draw:control text:anchor-type="as-char" svg:y="-0.598cm" draw:z-index="99" draw:name="Vorm1_50" draw:style-name="gr2" draw:text-style-name="P67" svg:width="4.283cm" svg:height="0.802cm" draw:control="control100"/></text:p>
          </table:table-cell>
          <table:table-cell table:style-name="Tabel2.G3" office:value-type="string">
            <text:p text:style-name="P34"><draw:control text:anchor-type="as-char" svg:y="-0.598cm" draw:z-index="104" draw:name="Vorm1_55" draw:style-name="gr2" draw:text-style-name="P67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9" draw:name="Vorm1_20" draw:style-name="gr2" draw:text-style-name="P67" svg:width="1.176cm" svg:height="0.802cm" draw:control="control70"/></text:p>
          </table:table-cell>
          <table:table-cell table:style-name="Tabel2.A3" office:value-type="string">
            <text:p text:style-name="P30"><draw:control text:anchor-type="as-char" svg:y="-0.598cm" draw:z-index="80" draw:name="Vorm1_31" draw:style-name="gr2" draw:text-style-name="P67" svg:width="2.855cm" svg:height="0.802cm" draw:control="control81"/></text:p>
          </table:table-cell>
          <table:table-cell table:style-name="Tabel2.A3" office:value-type="string">
            <text:p text:style-name="P30"><draw:control text:anchor-type="as-char" svg:y="-0.598cm" draw:z-index="85" draw:name="Vorm1_36" draw:style-name="gr2" draw:text-style-name="P67" svg:width="3.56cm" svg:height="0.802cm" draw:control="control86"/></text:p>
          </table:table-cell>
          <table:table-cell table:style-name="Tabel2.A3" office:value-type="string">
            <text:p text:style-name="P34"><draw:control text:anchor-type="as-char" svg:y="-0.598cm" draw:z-index="90" draw:name="Vorm1_41" draw:style-name="gr2" draw:text-style-name="P67" svg:width="3.287cm" svg:height="0.802cm" draw:control="control91"/></text:p>
          </table:table-cell>
          <table:table-cell table:style-name="Tabel2.A3" office:value-type="string">
            <text:p text:style-name="P34"><draw:control text:anchor-type="as-char" svg:y="-0.598cm" draw:z-index="95" draw:name="Vorm1_46" draw:style-name="gr2" draw:text-style-name="P67" svg:width="2.855cm" svg:height="0.802cm" draw:control="control96"/></text:p>
          </table:table-cell>
          <table:table-cell table:style-name="Tabel2.A3" office:value-type="string">
            <text:p text:style-name="P34"><draw:control text:anchor-type="as-char" svg:y="-0.598cm" draw:z-index="100" draw:name="Vorm1_51" draw:style-name="gr2" draw:text-style-name="P67" svg:width="4.283cm" svg:height="0.802cm" draw:control="control101"/></text:p>
          </table:table-cell>
          <table:table-cell table:style-name="Tabel2.G3" office:value-type="string">
            <text:p text:style-name="P34"><draw:control text:anchor-type="as-char" svg:y="-0.598cm" draw:z-index="105" draw:name="Vorm1_56" draw:style-name="gr2" draw:text-style-name="P67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70" draw:name="Vorm1_21" draw:style-name="gr2" draw:text-style-name="P67" svg:width="1.176cm" svg:height="0.802cm" draw:control="control71"/></text:p>
          </table:table-cell>
          <table:table-cell table:style-name="Tabel2.A3" office:value-type="string">
            <text:p text:style-name="P30"><draw:control text:anchor-type="as-char" svg:y="-0.598cm" draw:z-index="81" draw:name="Vorm1_32" draw:style-name="gr2" draw:text-style-name="P67" svg:width="2.855cm" svg:height="0.802cm" draw:control="control82"/></text:p>
          </table:table-cell>
          <table:table-cell table:style-name="Tabel2.A3" office:value-type="string">
            <text:p text:style-name="P30"><draw:control text:anchor-type="as-char" svg:y="-0.598cm" draw:z-index="86" draw:name="Vorm1_37" draw:style-name="gr2" draw:text-style-name="P67" svg:width="3.56cm" svg:height="0.802cm" draw:control="control87"/></text:p>
          </table:table-cell>
          <table:table-cell table:style-name="Tabel2.A3" office:value-type="string">
            <text:p text:style-name="P34"><draw:control text:anchor-type="as-char" svg:y="-0.598cm" draw:z-index="91" draw:name="Vorm1_42" draw:style-name="gr2" draw:text-style-name="P67" svg:width="3.287cm" svg:height="0.802cm" draw:control="control92"/></text:p>
          </table:table-cell>
          <table:table-cell table:style-name="Tabel2.A3" office:value-type="string">
            <text:p text:style-name="P34"><draw:control text:anchor-type="as-char" svg:y="-0.598cm" draw:z-index="96" draw:name="Vorm1_47" draw:style-name="gr2" draw:text-style-name="P67" svg:width="2.855cm" svg:height="0.802cm" draw:control="control97"/></text:p>
          </table:table-cell>
          <table:table-cell table:style-name="Tabel2.A3" office:value-type="string">
            <text:p text:style-name="P34"><draw:control text:anchor-type="as-char" svg:y="-0.598cm" draw:z-index="101" draw:name="Vorm1_52" draw:style-name="gr2" draw:text-style-name="P67" svg:width="4.283cm" svg:height="0.802cm" draw:control="control102"/></text:p>
          </table:table-cell>
          <table:table-cell table:style-name="Tabel2.G3" office:value-type="string">
            <text:p text:style-name="P34"><draw:control text:anchor-type="as-char" svg:y="-0.598cm" draw:z-index="106" draw:name="Vorm1_57" draw:style-name="gr2" draw:text-style-name="P67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71" draw:name="Vorm1_22" draw:style-name="gr2" draw:text-style-name="P67" svg:width="1.176cm" svg:height="0.802cm" draw:control="control72"/></text:p>
          </table:table-cell>
          <table:table-cell table:style-name="Tabel2.A3" office:value-type="string">
            <text:p text:style-name="P30"><draw:control text:anchor-type="as-char" svg:y="-0.598cm" draw:z-index="82" draw:name="Vorm1_33" draw:style-name="gr2" draw:text-style-name="P67" svg:width="2.855cm" svg:height="0.802cm" draw:control="control83"/></text:p>
          </table:table-cell>
          <table:table-cell table:style-name="Tabel2.A3" office:value-type="string">
            <text:p text:style-name="P30"><draw:control text:anchor-type="as-char" svg:y="-0.598cm" draw:z-index="87" draw:name="Vorm1_38" draw:style-name="gr2" draw:text-style-name="P67" svg:width="3.56cm" svg:height="0.802cm" draw:control="control88"/></text:p>
          </table:table-cell>
          <table:table-cell table:style-name="Tabel2.A3" office:value-type="string">
            <text:p text:style-name="P34"><draw:control text:anchor-type="as-char" svg:y="-0.598cm" draw:z-index="92" draw:name="Vorm1_43" draw:style-name="gr2" draw:text-style-name="P67" svg:width="3.287cm" svg:height="0.802cm" draw:control="control93"/></text:p>
          </table:table-cell>
          <table:table-cell table:style-name="Tabel2.A3" office:value-type="string">
            <text:p text:style-name="P34"><draw:control text:anchor-type="as-char" svg:y="-0.598cm" draw:z-index="97" draw:name="Vorm1_48" draw:style-name="gr2" draw:text-style-name="P67" svg:width="2.855cm" svg:height="0.802cm" draw:control="control98"/></text:p>
          </table:table-cell>
          <table:table-cell table:style-name="Tabel2.A3" office:value-type="string">
            <text:p text:style-name="P34"><draw:control text:anchor-type="as-char" svg:y="-0.598cm" draw:z-index="102" draw:name="Vorm1_53" draw:style-name="gr2" draw:text-style-name="P67" svg:width="4.283cm" svg:height="0.802cm" draw:control="control103"/></text:p>
          </table:table-cell>
          <table:table-cell table:style-name="Tabel2.G3" office:value-type="string">
            <text:p text:style-name="P34"><draw:control text:anchor-type="as-char" svg:y="-0.598cm" draw:z-index="107" draw:name="Vorm1_58" draw:style-name="gr2" draw:text-style-name="P67" svg:width="4.46cm" svg:height="0.802cm" draw:control="control108"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" svg:font-family="'Courier New'" style:font-family-generic="modern"/>
    <style:font-face style:name="Arial1" svg:font-family="Arial" style:font-family-generic="swiss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4" svg:font-family="Ubuntu" style:font-adornments="Vet" style:font-pitch="variable"/>
    <style:font-face style:name="Ubuntu2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Ubuntu4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2" fo:font-family="Ubuntu" style:font-style-name="Vet cursief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 migratie Microsoft Windows naar Ubuntu Linux.odt</text:file-name><text:tab/><text:tab/><text:tab/><text:tab/><text:tab/><text:tab/><text:tab/><text:tab/><text:tab/><text:tab/><text:tab/><text:tab/><text:tab/><text:tab/><text:date style:data-style-name="N36" text:date-value="2021-09-06T19:19:13.350582369">06-09-2021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">Checklist migratie Microsoft Windows naar Ubuntu Linux</text:file-name><text:tab/><text:tab/><text:tab/><text:tab/><text:tab/><text:tab/><text:tab/><text:tab/><text:tab/><text:tab/><text:tab/><text:tab/><text:tab/><text:tab/><text:date style:data-style-name="N36" text:date-value="2021-09-06T19:19:13.351686266">06-09-2021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19:13.255792875</dc:date>
    <meta:print-date>2014-01-05T10:21:33.960023988</meta:print-date>
    <meta:keyword>Installatie</meta:keyword>
    <meta:keyword>Checklist</meta:keyword>
    <meta:keyword>Linux</meta:keyword>
    <meta:editing-cycles>2347</meta:editing-cycles>
    <meta:editing-duration>P4DT23H29M7S</meta:editing-duration>
    <meta:printed-by>Karel Zimmer</meta:printed-by>
    <dc:creator>Karel Zimmer</dc:creator>
    <meta:document-statistic meta:table-count="5" meta:image-count="0" meta:object-count="0" meta:page-count="4" meta:paragraph-count="156" meta:word-count="505" meta:character-count="4100" meta:non-whitespace-character-count="3456"/>
    <meta:user-defined meta:name="Info 1"/>
    <meta:user-defined meta:name="Info 2"/>
    <meta:user-defined meta:name="Info 3"/>
    <meta:user-defined meta:name="Info 4"/>
  </office:meta>
</office:document-meta>
</file>